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rameterizedTypeImpl.getActualTypeArgu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eterizedTypeImpl.getRaw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eterizedTypeImpl.equals( Object o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0">
            <text:p text:style-name="Table_20_Contents">1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arameterizedTypeImpl.ParameterizedTypeImpl( Type [ ] actualTypeArguments , Type ownerType , Type raw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arameterizedTypeImpl.getOwner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eterizedTypeImpl.hashCod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